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5ec6c" officeooo:paragraph-rsid="0005ec6c"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0c3e32" officeooo:paragraph-rsid="000c3e32"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05ec6c" officeooo:paragraph-rsid="0005ec6c"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2pt" fo:font-weight="normal" officeooo:rsid="0005ec6c" officeooo:paragraph-rsid="0005ec6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6bd5a" officeooo:paragraph-rsid="0006bd5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87068" officeooo:paragraph-rsid="000870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9528f" officeooo:paragraph-rsid="0009528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c3e32" officeooo:paragraph-rsid="000c3e3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ce181e" fo:font-size="12pt" fo:font-weight="normal" officeooo:rsid="000d53ef" officeooo:paragraph-rsid="000d53ef"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nech, Queen Mother and Regent of Eire</text:p>
      <text:p text:style-name="P3"/>
      <text:p text:style-name="P1">1152</text:p>
      <text:p text:style-name="P1"/>
      <text:p text:style-name="P4">20 January</text:p>
      <text:p text:style-name="P4"/>
      <text:p text:style-name="P4">My husband and cousin the great unifier of Ireland High King Mael died this morning. I have already been feeling so damn stressed and this may as well have been the last straw. Still I did what I needed to do as I am now the Queen and Commander of our great Island. I immidiatley sent for the soldiers to prepare a great funeral for our dead king and then took my son striaght to the church where the bishop grugingly swore in Cuan as King of all Ireland. I will keep the council the same as it was. My son is only 7 and it does not sit well, especially with Einar, that he hold so many titles himself. For this reason I have granted Conachta to Donnchad son of Coleman and Osriage to Donnchad’s young son Coleman. This is a show of good faith and trust in our extended family as now the only living decendents of Mael the Wise are myself, Aine, and Cuan. Furthermore I have raised the levies to claim Leix as un-equivacely ours and after all is set and done I plan to grant another county, perhaps Laigan, to either Coleman, Donnchad or perhaps Talorc the mayor of Dublin and commander of Dublin’s armies.</text:p>
      <text:p text:style-name="P4"/>
      <text:p text:style-name="P5">24 February</text:p>
      <text:p text:style-name="P5"/>
      <text:p text:style-name="P5">The first month of my regency has been productive. Already the men have engaged and destroyed a small band of rebels south of Dublin who feel Cuan cannot be King and word from the Byzantine Emperor himself of all people! He wishes for his daughter to marry my son the King of Ireland. I could hardly believe the messengers but sent back word to the great Emperor that we would be honored! What a blessing! </text:p>
      <text:p text:style-name="P5"/>
      <text:p text:style-name="P5">11 April</text:p>
      <text:p text:style-name="P5"/>
      <text:p text:style-name="P5">In Scottland the Duke of Galloway has started a grand rebellion against the King Radulf the Murderer.</text:p>
      <text:p text:style-name="P5"/>
      <text:p text:style-name="P6">11 July</text:p>
      <text:p text:style-name="P6"/>
      <text:p text:style-name="P6">We captured several people who had been the ones claiming to be decended from Brian Boru including several children. I had them all executed. A hardline approach is the only way to deal with these rebels. Also a commander asked to try some new maneuvers out on the rebels which of course I obliged to him.</text:p>
      <text:p text:style-name="P6"/>
      <text:p text:style-name="P6">21 August</text:p>
      <text:p text:style-name="P6"/>
      <text:p text:style-name="P7">Every town, castle, and bishop. Every innkeeper, rougue, knave, scholar, and even the most distant bastard child who might claim an iota of blood from that damned devil Brian Boru ALL swear loyalty, fealty, and allegiance to my son as King and I as Queen-Mother. By acting quickly I have guarranteed our security at the top of the realm. Now so long as Einar and Coleman stay loyal to their family and do not become too ambitious there will be peace and prosperity in our land for generations to come! </text:p>
      <text:p text:style-name="P7"/>
      <text:p text:style-name="P8">7 October</text:p>
      <text:p text:style-name="P8"/>
      <text:p text:style-name="P8"><text:soft-page-break/>I asked Cuan about his hopes and his dreams. He told me he does not dream of having any more than what he already has. He doesnt want to grow up and is content with the way his life is now. Poor boy, one day he will rule our mighty kingdom and I will be dead…</text:p>
      <text:p text:style-name="P8"/>
      <text:p text:style-name="P2">1153</text:p>
      <text:p text:style-name="P2"/>
      <text:p text:style-name="P8">28 March</text:p>
      <text:p text:style-name="P8"/>
      <text:p text:style-name="P8">As a result of their civil war King Radulf of Scottland has been forced to abdicate to his younger brother Ronald. I am surprised the kinslayer was allowed to keep his head!</text:p>
      <text:p text:style-name="P8"/>
      <text:p text:style-name="P9">7 June</text:p>
      <text:p text:style-name="P9"/>
      <text:p text:style-name="P9">Sinech died of severe stress leaving King Cuan an orphan at only 8 years of age. The future of Eire is now very much uncertain. Donnchad, a distant relative and recent Duke of Conachta, has taken responsibility for the boy while local officials will tend to Dublin. Einar eyes the Crown as do factions more loyal to the german spies Mael kept around. 8 years will go by before Cuan is allowed full control over the kingdom. So be it!</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2:39:03.336825621</meta:creation-date>
    <dc:date>2019-05-12T18:32:18.036860689</dc:date>
    <meta:editing-duration>PT22M34S</meta:editing-duration>
    <meta:editing-cycles>2</meta:editing-cycles>
    <meta:generator>LibreOffice/6.1.5.2$Linux_X86_64 LibreOffice_project/10$Build-2</meta:generator>
    <meta:document-statistic meta:table-count="0" meta:image-count="0" meta:object-count="0" meta:page-count="2" meta:paragraph-count="19" meta:word-count="641" meta:character-count="3400" meta:non-whitespace-character-count="2776"/>
  </office:meta>
</office:document-meta>
</file>